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1">Similar to Cyclone but more powerful and with Dark element AND INCLUDES CANCELLING</text:span>.</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Sleep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Sleep sometimes.</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office:forms form:automatic-focus="false" form:apply-design-mode="false"/>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ASAP)</text:p>
          </table:table-cell>
          <table:table-cell table:style-name="ce52" office:value-type="string" calcext:value-type="string">
            <text:p>Description</text:p>
          </table:table-cell>
        </table:table-row>
        <table:table-row table:style-name="ro1">
          <table:table-cell table:style-name="ce51" office:value-type="string" calcext:value-type="string">
            <text:p>Add path tiles indicating left and right points of interest in OuterTomb.</text:p>
          </table:table-cell>
          <table:table-cell table:style-name="ce51" office:value-type="string" calcext:value-type="string">
            <text:p>High*</text:p>
          </table:table-cell>
          <table:table-cell table:style-name="ce51"/>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tton press animation sucks</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Including new buttons for Pick screen.</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3:Bugs.C13"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5">00/00/0000</text:date>, <text:time style:data-style-name="N2" text:time-value="05:34:17.00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05T05:42:52.380000000</dc:date>
    <meta:editing-duration>P6DT22H49M9S</meta:editing-duration>
    <meta:editing-cycles>522</meta:editing-cycles>
    <meta:generator>LibreOffice/7.1.0.3$Windows_X86_64 LibreOffice_project/f6099ecf3d29644b5008cc8f48f42f4a40986e4c</meta:generator>
    <meta:document-statistic meta:table-count="6" meta:cell-count="518" meta:object-count="0"/>
  </office:meta>
</office:document-meta>
</file>